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54pt" fo:font-style="normal" style:text-underline-style="solid" style:text-underline-width="auto" style:text-underline-color="font-color" fo:font-weight="bold" style:font-size-asian="54pt" style:font-style-asian="normal" style:font-weight-asian="bold" style:font-size-complex="54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2"><text:span text:style-name="T6">do text</text:span></text:p><text:p text:style-name="P12"><text:span text:style-name="T6">from document(at=header, format='odt')</text:span></text:p></office:annotation><text:span text:style-name="T2">Import depuis header.odt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Avis d'urbanisme</text:p>
      <text:p text:style-name="P8">Annexe 26 (article 335)</text:p>
      <text:p text:style-name="P10"/>
      <text:p text:style-name="P3"><text:span text:style-name="T3"><office:annotation><dc:creator>Gauthier Bastien</dc:creator><dc:date>2011-01-13T14:56:41</dc:date><text:p text:style-name="P12"><text:span text:style-name="T6">do text</text:span></text:p><text:p text:style-name="P12"><text:span text:style-name="T6">from document(at=reference, format='odt')</text:span></text:p></office:annotation></text:span>Import depuis reference.odt</text:p>
      <text:p text:style-name="Standard"/>
      <text:p text:style-name="P4">L'administration communale <text:text-input text:description="Nom de la commune préfixée">tool.getCityName(prefixed=True)</text:text-input> fait savoir que <text:text-input text:description="Demandeurs avec adresse">self.getApplicantsSignaletic(withaddress=True)</text:text-input></text:p>
      <text:p text:style-name="P4"/>
      <text:p text:style-name="P4"><office:annotation><dc:creator>Gauthier Bastien</dc:creator><dc:date>2011-02-25T09:32:36</dc:date><text:p text:style-name="P12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 et cadastré <text:text-input text:description="Cadastre">self.getPortionOutsText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P4"><office:annotation><dc:creator>Gauthier Bastien</dc:creator><dc:date>2011-02-25T09:32:36</dc:date><text:p text:style-name="P12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 et cadastré <text:text-input text:description="Cadastre">self.getPortionOutsText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P4"/>
      <text:p text:style-name="P11">ayant les caractéristiques suivantes :</text:p>
      <text:p text:style-name="P11"><office:annotation><dc:creator>Gauthier Bastien</dc:creator><dc:date>2011-02-25T10:02:14</dc:date><text:p text:style-name="P12"><text:span text:style-name="T6">do text</text:span></text:p><text:p text:style-name="P12"><text:span text:style-name="T6">from xhtml(self.Description())</text:span></text:p></office:annotation>Description</text:p>
      <text:p text:style-name="P4"/>
      <text:p text:style-name="P4">Cette construction tombe sous l’application de l’article 330 <text:text-input text:description="Numéro du point">self.getInvestigationPoint()</text:text-input>° du C.W.A.T.U.P.E.</text:p>
      <text:p text:style-name="P4"/>
      <text:p text:style-name="P4">Les réclamations et observations écrites sont à adresser au Collège Communal du <text:text-input text:description="Date début d'enquête">tool.formatDate(self.getInvestigationStart())</text:text-input> au <text:text-input text:description="Date fin enquête">tool.formatDate(self.getInvestigationEnd())</text:text-input> inclus;</text:p>
      <text:p text:style-name="P4"/>
      <text:p text:style-name="P4"><office:annotation><dc:creator>Gauthier Bastien</dc:creator><dc:date>2011-02-25T11:04:01</dc:date><text:p text:style-name="P12"><text:span text:style-name="T6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;</text:p>
      <text:p text:style-name="P4"/>
      <text:p text:style-name="Standard"><text:span text:style-name="T4"><office:annotation><dc:creator>Gauthier Bastien</dc:creator><dc:date>2011-02-25T11:04:01</dc:date><text:p text:style-name="P12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 de 10 à 12 h à l’Administration Communale.</text:p>
      <text:p text:style-name="P4"/>
      <text:p text:style-name="P4">Le dossier peut être consulté à l’administration Communale pendant les heures d'ouverture du service;</text:p>
      <text:p text:style-name="P6"/>
      <text:p text:style-name="P6"/>
      <text:p text:style-name="P7"><text:text-input text:description="Délivré à xxx le xxx">urbanEventObj.getFormattedDate(forDelivery=True)</text:text-input></text:p>
      <text:p text:style-name="P1"/>
      <text:p text:style-name="P1"><text:soft-page-break/><office:annotation><dc:creator>Gauthier Bastien</dc:creator><dc:date>2011-01-13T14:56:41</dc:date><text:p text:style-name="P12"><text:span text:style-name="T6">do text</text:span></text:p><text:p text:style-name="P12"><text:span text:style-name="T6">from document(at=signatures, format='odt')</text:span></text:p></office:annotation><text:span text:style-name="T1">Import depuis signatures.odt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aper-tray-name="Printer default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3-17T10:32:08</dc:date>
    <dc:language>fr-FR</dc:language>
    <meta:editing-cycles>64</meta:editing-cycles>
    <meta:editing-duration>PT31H48M03S</meta:editing-duration>
    <dc:creator>Gauthier Bastien</dc:creator>
    <meta:document-statistic meta:table-count="0" meta:image-count="0" meta:object-count="0" meta:page-count="2" meta:paragraph-count="17" meta:word-count="156" meta:character-count="1476"/>
    <meta:user-defined meta:name="Info 1"/>
    <meta:user-defined meta:name="Info 2"/>
    <meta:user-defined meta:name="Info 3"/>
    <meta:user-defined meta:name="Info 4"/>
  </office:meta>
</office:document-meta>
</file>